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5392" calcext:value-type="float">
            <text:p>56.0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0416" calcext:value-type="float">
            <text:p>68.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41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